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43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43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953125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1_1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4" table:default-cell-style-name="ce4"/>
        <table:table-row table:style-name="ro1">
          <table:table-cell office:value-type="string" table:number-columns-spanned="10" table:number-rows-spanned="1" table:style-name="ce11">
            <text:p>Tabelle 1.13: Durchschnittliche Wohnkosten von Hauptmietwohnungen nach wohnspezifischen und soziodemographischen Merkmalen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office:value-type="string" table:number-columns-spanned="1" table:number-rows-spanned="3" table:style-name="ce12">
            <text:p>Merkmal</text:p>
          </table:table-cell>
          <table:table-cell office:value-type="string" table:number-columns-spanned="1" table:number-rows-spanned="3" table:style-name="ce13">
            <text:p>Hauptmiet-wohnungen<text:span text:style-name="T3">1</text:span><text:span text:style-name="T3"/></text:p>
            <text:p>in 1 000</text:p>
          </table:table-cell>
          <table:table-cell office:value-type="string" table:number-columns-spanned="2" table:number-rows-spanned="1" table:style-name="ce13">
            <text:p>Miete mit</text:p>
            <text:p>Betriebskosten in Euro</text:p>
          </table:table-cell>
          <table:covered-table-cell/>
          <table:table-cell office:value-type="string" table:number-columns-spanned="2" table:number-rows-spanned="1" table:style-name="ce13">
            <text:p>Miete ohne</text:p>
            <text:p>Betriebskosten in Euro</text:p>
          </table:table-cell>
          <table:covered-table-cell/>
          <table:table-cell office:value-type="string" table:number-columns-spanned="2" table:number-rows-spanned="1" table:style-name="ce13">
            <text:p>Betriebskosten</text:p>
            <text:p>in Euro</text:p>
          </table:table-cell>
          <table:covered-table-cell/>
          <table:table-cell office:value-type="string" table:number-columns-spanned="1" table:number-rows-spanned="2" table:style-name="ce13">
            <text:p>Betriebs-</text:p>
            <text:p>kosten-</text:p>
            <text:p>anteil an</text:p>
            <text:p>der Miete</text:p>
          </table:table-cell>
          <table:table-cell office:value-type="string" table:number-columns-spanned="1" table:number-rows-spanned="2" table:style-name="ce15">
            <text:p>Garagen-/</text:p>
            <text:p>Abstell-</text:p>
            <text:p>platzkosten</text:p>
            <text:p>in Euro</text:p>
            <text:p>pro Wohnung</text:p>
          </table:table-cell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">
            <text:p>pro Wohnung</text:p>
          </table:table-cell>
          <table:table-cell office:value-type="string" table:style-name="ce3">
            <text:p>pro m²</text:p>
          </table:table-cell>
          <table:table-cell office:value-type="string" table:style-name="ce3">
            <text:p>pro Wohnung</text:p>
          </table:table-cell>
          <table:table-cell office:value-type="string" table:style-name="ce3">
            <text:p>pro m²</text:p>
          </table:table-cell>
          <table:table-cell office:value-type="string" table:style-name="ce16">
            <text:p>pro Wohnung</text:p>
          </table:table-cell>
          <table:table-cell office:value-type="string" table:style-name="ce16">
            <text:p>pro m²</text:p>
          </table:table-cell>
          <table:covered-table-cell/>
          <table:covered-table-cell/>
          <table:table-cell table:number-columns-repeated="16374"/>
        </table:table-row>
        <table:table-row table:style-name="ro4">
          <table:covered-table-cell/>
          <table:covered-table-cell/>
          <table:table-cell office:value-type="string" table:number-columns-spanned="6" table:number-rows-spanned="1" table:style-name="ce13">
            <text:p>Ø</text:p>
          </table:table-cell>
          <table:covered-table-cell table:number-columns-repeated="5"/>
          <table:table-cell office:value-type="string" table:style-name="ce5">
            <text:p>in %</text:p>
          </table:table-cell>
          <table:table-cell office:value-type="string" table:style-name="ce5">
            <text:p>Ø</text:p>
          </table:table-cell>
          <table:table-cell table:number-columns-repeated="16374"/>
        </table:table-row>
        <table:table-row table:style-name="ro5">
          <table:table-cell office:value-type="string" table:style-name="ce6">
            <text:p>Insgesamt</text:p>
          </table:table-cell>
          <table:table-cell office:value-type="float" office:value="1715.42" table:style-name="ce7">
            <text:p>1 715,4<text:s/></text:p>
          </table:table-cell>
          <table:table-cell office:value-type="float" office:value="582.00599999999997" table:style-name="ce7">
            <text:p>582,0<text:s/></text:p>
          </table:table-cell>
          <table:table-cell office:value-type="float" office:value="8.6980000000000004" table:style-name="ce7">
            <text:p>8,7<text:s/></text:p>
          </table:table-cell>
          <table:table-cell office:value-type="float" office:value="432.64499999999998" table:style-name="ce7">
            <text:p>432,6<text:s/></text:p>
          </table:table-cell>
          <table:table-cell office:value-type="float" office:value="6.4329999999999998" table:style-name="ce7">
            <text:p>6,4<text:s/></text:p>
          </table:table-cell>
          <table:table-cell office:value-type="float" office:value="151.67500000000001" table:style-name="ce7">
            <text:p>151,7<text:s/></text:p>
          </table:table-cell>
          <table:table-cell office:value-type="float" office:value="2.2999999999999998" table:style-name="ce7">
            <text:p>2,3<text:s/></text:p>
          </table:table-cell>
          <table:table-cell office:value-type="float" office:value="28.8" table:style-name="ce7">
            <text:p>28,8<text:s/></text:p>
          </table:table-cell>
          <table:table-cell office:value-type="float" office:value="36.957000000000001" table:style-name="ce7">
            <text:p>37,0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Rechtsverhältnis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Gemeindewohnung</text:p>
          </table:table-cell>
          <table:table-cell office:value-type="float" office:value="275.858" table:style-name="ce8">
            <text:p>275,9<text:s/></text:p>
          </table:table-cell>
          <table:table-cell office:value-type="float" office:value="438.30700000000002" table:style-name="ce8">
            <text:p>438,3<text:s/></text:p>
          </table:table-cell>
          <table:table-cell office:value-type="float" office:value="7.351" table:style-name="ce8">
            <text:p>7,4<text:s/></text:p>
          </table:table-cell>
          <table:table-cell office:value-type="float" office:value="290.916" table:style-name="ce8">
            <text:p>290,9<text:s/></text:p>
          </table:table-cell>
          <table:table-cell office:value-type="float" office:value="4.8559999999999999" table:style-name="ce8">
            <text:p>4,9<text:s/></text:p>
          </table:table-cell>
          <table:table-cell office:value-type="float" office:value="148.358" table:style-name="ce8">
            <text:p>148,4<text:s/></text:p>
          </table:table-cell>
          <table:table-cell office:value-type="float" office:value="2.5110000000000001" table:style-name="ce8">
            <text:p>2,5<text:s/></text:p>
          </table:table-cell>
          <table:table-cell office:value-type="float" office:value="35.993000000000002" table:style-name="ce8">
            <text:p>36,0<text:s/></text:p>
          </table:table-cell>
          <table:table-cell office:value-type="float" office:value="32.652000000000001" table:style-name="ce8">
            <text:p>32,7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Genossenschaftswohnung</text:p>
          </table:table-cell>
          <table:table-cell office:value-type="float" office:value="681.74699999999996" table:style-name="ce8">
            <text:p>681,7<text:s/></text:p>
          </table:table-cell>
          <table:table-cell office:value-type="float" office:value="529.16200000000003" table:style-name="ce8">
            <text:p>529,2<text:s/></text:p>
          </table:table-cell>
          <table:table-cell office:value-type="float" office:value="7.6180000000000003" table:style-name="ce8">
            <text:p>7,6<text:s/></text:p>
          </table:table-cell>
          <table:table-cell office:value-type="float" office:value="378.07299999999998" table:style-name="ce8">
            <text:p>378,1<text:s/></text:p>
          </table:table-cell>
          <table:table-cell office:value-type="float" office:value="5.42" table:style-name="ce8">
            <text:p>5,4<text:s/></text:p>
          </table:table-cell>
          <table:table-cell office:value-type="float" office:value="151.81800000000001" table:style-name="ce8">
            <text:p>151,8<text:s/></text:p>
          </table:table-cell>
          <table:table-cell office:value-type="float" office:value="2.2080000000000002" table:style-name="ce8">
            <text:p>2,2<text:s/></text:p>
          </table:table-cell>
          <table:table-cell office:value-type="float" office:value="30.033000000000001" table:style-name="ce8">
            <text:p>30,0<text:s/></text:p>
          </table:table-cell>
          <table:table-cell office:value-type="float" office:value="37.533000000000001" table:style-name="ce8">
            <text:p>37,5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andere Hauptmiete<text:s/></text:p>
          </table:table-cell>
          <table:table-cell office:value-type="float" office:value="757.81600000000003" table:style-name="ce8">
            <text:p>757,8<text:s/></text:p>
          </table:table-cell>
          <table:table-cell office:value-type="float" office:value="681.85500000000002" table:style-name="ce8">
            <text:p>681,9<text:s/></text:p>
          </table:table-cell>
          <table:table-cell office:value-type="float" office:value="10.161" table:style-name="ce8">
            <text:p>10,2<text:s/></text:p>
          </table:table-cell>
          <table:table-cell office:value-type="float" office:value="533.33100000000002" table:style-name="ce8">
            <text:p>533,3<text:s/></text:p>
          </table:table-cell>
          <table:table-cell office:value-type="float" office:value="7.9180000000000001" table:style-name="ce8">
            <text:p>7,9<text:s/></text:p>
          </table:table-cell>
          <table:table-cell office:value-type="float" office:value="152.77799999999999" table:style-name="ce8">
            <text:p>152,8<text:s/></text:p>
          </table:table-cell>
          <table:table-cell office:value-type="float" office:value="2.3069999999999999" table:style-name="ce8">
            <text:p>2,3<text:s/></text:p>
          </table:table-cell>
          <table:table-cell office:value-type="float" office:value="24.988" table:style-name="ce8">
            <text:p>25,0<text:s/></text:p>
          </table:table-cell>
          <table:table-cell office:value-type="float" office:value="36.707000000000001" table:style-name="ce8">
            <text:p>36,7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Gemeindegrößenklass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Wien</text:p>
          </table:table-cell>
          <table:table-cell office:value-type="float" office:value="713.25900000000001" table:style-name="ce8">
            <text:p>713,3<text:s/></text:p>
          </table:table-cell>
          <table:table-cell office:value-type="float" office:value="606.673" table:style-name="ce8">
            <text:p>606,7<text:s/></text:p>
          </table:table-cell>
          <table:table-cell office:value-type="float" office:value="9.0649999999999995" table:style-name="ce8">
            <text:p>9,1<text:s/></text:p>
          </table:table-cell>
          <table:table-cell office:value-type="float" office:value="445.21199999999999" table:style-name="ce8">
            <text:p>445,2<text:s/></text:p>
          </table:table-cell>
          <table:table-cell office:value-type="float" office:value="6.6070000000000002" table:style-name="ce8">
            <text:p>6,6<text:s/></text:p>
          </table:table-cell>
          <table:table-cell office:value-type="float" office:value="162.46" table:style-name="ce8">
            <text:p>162,5<text:s/></text:p>
          </table:table-cell>
          <table:table-cell office:value-type="float" office:value="2.4729999999999999" table:style-name="ce8">
            <text:p>2,5<text:s/></text:p>
          </table:table-cell>
          <table:table-cell office:value-type="float" office:value="30.614000000000001" table:style-name="ce8">
            <text:p>30,6<text:s/></text:p>
          </table:table-cell>
          <table:table-cell office:value-type="float" office:value="63.241999999999997" table:style-name="ce8">
            <text:p>63,2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andere Gemeinden &gt; 100 000 Einw.</text:p>
          </table:table-cell>
          <table:table-cell office:value-type="float" office:value="263.74900000000002" table:style-name="ce8">
            <text:p>263,7<text:s/></text:p>
          </table:table-cell>
          <table:table-cell office:value-type="float" office:value="593.39599999999996" table:style-name="ce8">
            <text:p>593,4<text:s/></text:p>
          </table:table-cell>
          <table:table-cell office:value-type="float" office:value="9.6349999999999998" table:style-name="ce8">
            <text:p>9,6<text:s/></text:p>
          </table:table-cell>
          <table:table-cell office:value-type="float" office:value="447.49700000000001" table:style-name="ce8">
            <text:p>447,5<text:s/></text:p>
          </table:table-cell>
          <table:table-cell office:value-type="float" office:value="7.2640000000000002" table:style-name="ce8">
            <text:p>7,3<text:s/></text:p>
          </table:table-cell>
          <table:table-cell office:value-type="float" office:value="147.58699999999999" table:style-name="ce8">
            <text:p>147,6<text:s/></text:p>
          </table:table-cell>
          <table:table-cell office:value-type="float" office:value="2.399" table:style-name="ce8">
            <text:p>2,4<text:s/></text:p>
          </table:table-cell>
          <table:table-cell office:value-type="float" office:value="27.192" table:style-name="ce8">
            <text:p>27,2<text:s/></text:p>
          </table:table-cell>
          <table:table-cell office:value-type="float" office:value="39.063000000000002" table:style-name="ce8">
            <text:p>39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Gemeinden &gt; 10 000 u. ≤ 100 000 Einw.</text:p>
          </table:table-cell>
          <table:table-cell office:value-type="float" office:value="303.976" table:style-name="ce8">
            <text:p>304,0<text:s/></text:p>
          </table:table-cell>
          <table:table-cell office:value-type="float" office:value="561.60299999999995" table:style-name="ce8">
            <text:p>561,6<text:s/></text:p>
          </table:table-cell>
          <table:table-cell office:value-type="float" office:value="8.3290000000000006" table:style-name="ce8">
            <text:p>8,3<text:s/></text:p>
          </table:table-cell>
          <table:table-cell office:value-type="float" office:value="413.85" table:style-name="ce8">
            <text:p>413,9<text:s/></text:p>
          </table:table-cell>
          <table:table-cell office:value-type="float" office:value="6.0970000000000004" table:style-name="ce8">
            <text:p>6,1<text:s/></text:p>
          </table:table-cell>
          <table:table-cell office:value-type="float" office:value="149.61099999999999" table:style-name="ce8">
            <text:p>149,6<text:s/></text:p>
          </table:table-cell>
          <table:table-cell office:value-type="float" office:value="2.2599999999999998" table:style-name="ce8">
            <text:p>2,3<text:s/></text:p>
          </table:table-cell>
          <table:table-cell office:value-type="float" office:value="28.934000000000001" table:style-name="ce8">
            <text:p>28,9<text:s/></text:p>
          </table:table-cell>
          <table:table-cell office:value-type="float" office:value="35.892000000000003" table:style-name="ce8">
            <text:p>35,9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Gemeinden ≤ 10 000 Einw.</text:p>
          </table:table-cell>
          <table:table-cell office:value-type="float" office:value="434.43700000000001" table:style-name="ce8">
            <text:p>434,4<text:s/></text:p>
          </table:table-cell>
          <table:table-cell office:value-type="float" office:value="548.87" table:style-name="ce8">
            <text:p>548,9<text:s/></text:p>
          </table:table-cell>
          <table:table-cell office:value-type="float" office:value="7.7850000000000001" table:style-name="ce8">
            <text:p>7,8<text:s/></text:p>
          </table:table-cell>
          <table:table-cell office:value-type="float" office:value="416.14699999999999" table:style-name="ce8">
            <text:p>416,1<text:s/></text:p>
          </table:table-cell>
          <table:table-cell office:value-type="float" office:value="5.8769999999999998" table:style-name="ce8">
            <text:p>5,9<text:s/></text:p>
          </table:table-cell>
          <table:table-cell office:value-type="float" office:value="137.46700000000001" table:style-name="ce8">
            <text:p>137,5<text:s/></text:p>
          </table:table-cell>
          <table:table-cell office:value-type="float" office:value="1.976" table:style-name="ce8">
            <text:p>2,0<text:s/></text:p>
          </table:table-cell>
          <table:table-cell office:value-type="float" office:value="26.637" table:style-name="ce8">
            <text:p>26,6<text:s/></text:p>
          </table:table-cell>
          <table:table-cell office:value-type="float" office:value="29.605" table:style-name="ce8">
            <text:p>29,6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Bundesland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Burgenland</text:p>
          </table:table-cell>
          <table:table-cell office:value-type="float" office:value="25.355" table:style-name="ce8">
            <text:p>25,4<text:s/></text:p>
          </table:table-cell>
          <table:table-cell office:value-type="float" office:value="504.03500000000003" table:style-name="ce8">
            <text:p>504,0<text:s/></text:p>
          </table:table-cell>
          <table:table-cell office:value-type="float" office:value="6.7270000000000003" table:style-name="ce8">
            <text:p>6,7<text:s/></text:p>
          </table:table-cell>
          <table:table-cell office:value-type="float" office:value="385.48399999999998" table:style-name="ce8">
            <text:p>385,5<text:s/></text:p>
          </table:table-cell>
          <table:table-cell office:value-type="float" office:value="5.1159999999999997" table:style-name="ce8">
            <text:p>5,1<text:s/></text:p>
          </table:table-cell>
          <table:table-cell office:value-type="float" office:value="123.959" table:style-name="ce8">
            <text:p>124,0<text:s/></text:p>
          </table:table-cell>
          <table:table-cell office:value-type="float" office:value="1.6850000000000001" table:style-name="ce8">
            <text:p>1,7<text:s/></text:p>
          </table:table-cell>
          <table:table-cell office:value-type="float" office:value="26.027999999999999" table:style-name="ce8">
            <text:p>26,0<text:s/></text:p>
          </table:table-cell>
          <table:table-cell office:value-type="float" office:value="21.353999999999999" table:style-name="ce8">
            <text:p>21,4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Kärnten</text:p>
          </table:table-cell>
          <table:table-cell office:value-type="float" office:value="89.46" table:style-name="ce8">
            <text:p>89,5<text:s/></text:p>
          </table:table-cell>
          <table:table-cell office:value-type="float" office:value="466.459" table:style-name="ce8">
            <text:p>466,5<text:s/></text:p>
          </table:table-cell>
          <table:table-cell office:value-type="float" office:value="6.8380000000000001" table:style-name="ce8">
            <text:p>6,8<text:s/></text:p>
          </table:table-cell>
          <table:table-cell office:value-type="float" office:value="339.75" table:style-name="ce8">
            <text:p>339,8<text:s/></text:p>
          </table:table-cell>
          <table:table-cell office:value-type="float" office:value="4.968" table:style-name="ce8">
            <text:p>5,0<text:s/></text:p>
          </table:table-cell>
          <table:table-cell office:value-type="float" office:value="128.864" table:style-name="ce8">
            <text:p>128,9<text:s/></text:p>
          </table:table-cell>
          <table:table-cell office:value-type="float" office:value="1.9019999999999999" table:style-name="ce8">
            <text:p>1,9<text:s/></text:p>
          </table:table-cell>
          <table:table-cell office:value-type="float" office:value="29.172000000000001" table:style-name="ce8">
            <text:p>29,2<text:s/></text:p>
          </table:table-cell>
          <table:table-cell office:value-type="float" office:value="27.286999999999999" table:style-name="ce8">
            <text:p>27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Niederösterreich</text:p>
          </table:table-cell>
          <table:table-cell office:value-type="float" office:value="204.44300000000001" table:style-name="ce8">
            <text:p>204,4<text:s/></text:p>
          </table:table-cell>
          <table:table-cell office:value-type="float" office:value="554.50199999999995" table:style-name="ce8">
            <text:p>554,5<text:s/></text:p>
          </table:table-cell>
          <table:table-cell office:value-type="float" office:value="7.6970000000000001" table:style-name="ce8">
            <text:p>7,7<text:s/></text:p>
          </table:table-cell>
          <table:table-cell office:value-type="float" office:value="403.41699999999997" table:style-name="ce8">
            <text:p>403,4<text:s/></text:p>
          </table:table-cell>
          <table:table-cell office:value-type="float" office:value="5.5350000000000001" table:style-name="ce8">
            <text:p>5,5<text:s/></text:p>
          </table:table-cell>
          <table:table-cell office:value-type="float" office:value="154.374" table:style-name="ce8">
            <text:p>154,4<text:s/></text:p>
          </table:table-cell>
          <table:table-cell office:value-type="float" office:value="2.2090000000000001" table:style-name="ce8">
            <text:p>2,2<text:s/></text:p>
          </table:table-cell>
          <table:table-cell office:value-type="float" office:value="30.401" table:style-name="ce8">
            <text:p>30,4<text:s/></text:p>
          </table:table-cell>
          <table:table-cell office:value-type="float" office:value="30.675999999999998" table:style-name="ce8">
            <text:p>30,7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Oberösterreich</text:p>
          </table:table-cell>
          <table:table-cell office:value-type="float" office:value="230.369" table:style-name="ce8">
            <text:p>230,4<text:s/></text:p>
          </table:table-cell>
          <table:table-cell office:value-type="float" office:value="538.26" table:style-name="ce8">
            <text:p>538,3<text:s/></text:p>
          </table:table-cell>
          <table:table-cell office:value-type="float" office:value="8.1110000000000007" table:style-name="ce8">
            <text:p>8,1<text:s/></text:p>
          </table:table-cell>
          <table:table-cell office:value-type="float" office:value="398.43599999999998" table:style-name="ce8">
            <text:p>398,4<text:s/></text:p>
          </table:table-cell>
          <table:table-cell office:value-type="float" office:value="5.9729999999999999" table:style-name="ce8">
            <text:p>6,0<text:s/></text:p>
          </table:table-cell>
          <table:table-cell office:value-type="float" office:value="143.71199999999999" table:style-name="ce8">
            <text:p>143,7<text:s/></text:p>
          </table:table-cell>
          <table:table-cell office:value-type="float" office:value="2.1970000000000001" table:style-name="ce8">
            <text:p>2,2<text:s/></text:p>
          </table:table-cell>
          <table:table-cell office:value-type="float" office:value="28.140999999999998" table:style-name="ce8">
            <text:p>28,1<text:s/></text:p>
          </table:table-cell>
          <table:table-cell office:value-type="float" office:value="32.302" table:style-name="ce8">
            <text:p>32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Salzburg</text:p>
          </table:table-cell>
          <table:table-cell office:value-type="float" office:value="91.765000000000001" table:style-name="ce8">
            <text:p>91,8<text:s/></text:p>
          </table:table-cell>
          <table:table-cell office:value-type="float" office:value="641.41300000000001" table:style-name="ce8">
            <text:p>641,4<text:s/></text:p>
          </table:table-cell>
          <table:table-cell office:value-type="float" office:value="10.384" table:style-name="ce8">
            <text:p>10,4<text:s/></text:p>
          </table:table-cell>
          <table:table-cell office:value-type="float" office:value="492.57600000000002" table:style-name="ce8">
            <text:p>492,6<text:s/></text:p>
          </table:table-cell>
          <table:table-cell office:value-type="float" office:value="7.9320000000000004" table:style-name="ce8">
            <text:p>7,9<text:s/></text:p>
          </table:table-cell>
          <table:table-cell office:value-type="float" office:value="151.26" table:style-name="ce8">
            <text:p>151,3<text:s/></text:p>
          </table:table-cell>
          <table:table-cell office:value-type="float" office:value="2.4929999999999999" table:style-name="ce8">
            <text:p>2,5<text:s/></text:p>
          </table:table-cell>
          <table:table-cell office:value-type="float" office:value="25.263000000000002" table:style-name="ce8">
            <text:p>25,3<text:s/></text:p>
          </table:table-cell>
          <table:table-cell office:value-type="float" office:value="38.313000000000002" table:style-name="ce8">
            <text:p>38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Steiermark</text:p>
          </table:table-cell>
          <table:table-cell office:value-type="float" office:value="188.114" table:style-name="ce8">
            <text:p>188,1<text:s/></text:p>
          </table:table-cell>
          <table:table-cell office:value-type="float" office:value="522.91899999999998" table:style-name="ce8">
            <text:p>522,9<text:s/></text:p>
          </table:table-cell>
          <table:table-cell office:value-type="float" office:value="8.2550000000000008" table:style-name="ce8">
            <text:p>8,3<text:s/></text:p>
          </table:table-cell>
          <table:table-cell office:value-type="float" office:value="391.37799999999999" table:style-name="ce8">
            <text:p>391,4<text:s/></text:p>
          </table:table-cell>
          <table:table-cell office:value-type="float" office:value="6.1769999999999996" table:style-name="ce8">
            <text:p>6,2<text:s/></text:p>
          </table:table-cell>
          <table:table-cell office:value-type="float" office:value="133.09899999999999" table:style-name="ce8">
            <text:p>133,1<text:s/></text:p>
          </table:table-cell>
          <table:table-cell office:value-type="float" office:value="2.1030000000000002" table:style-name="ce8">
            <text:p>2,1<text:s/></text:p>
          </table:table-cell>
          <table:table-cell office:value-type="float" office:value="27.169" table:style-name="ce8">
            <text:p>27,2<text:s/></text:p>
          </table:table-cell>
          <table:table-cell office:value-type="float" office:value="31.97" table:style-name="ce8">
            <text:p>32,0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Tirol</text:p>
          </table:table-cell>
          <table:table-cell office:value-type="float" office:value="111.73" table:style-name="ce8">
            <text:p>111,7<text:s/></text:p>
          </table:table-cell>
          <table:table-cell office:value-type="float" office:value="668.96199999999999" table:style-name="ce8">
            <text:p>669,0<text:s/></text:p>
          </table:table-cell>
          <table:table-cell office:value-type="float" office:value="9.8849999999999998" table:style-name="ce8">
            <text:p>9,9<text:s/></text:p>
          </table:table-cell>
          <table:table-cell office:value-type="float" office:value="525.178" table:style-name="ce8">
            <text:p>525,2<text:s/></text:p>
          </table:table-cell>
          <table:table-cell office:value-type="float" office:value="7.7629999999999999" table:style-name="ce8">
            <text:p>7,8<text:s/></text:p>
          </table:table-cell>
          <table:table-cell office:value-type="float" office:value="147.244" table:style-name="ce8">
            <text:p>147,2<text:s/></text:p>
          </table:table-cell>
          <table:table-cell office:value-type="float" office:value="2.173" table:style-name="ce8">
            <text:p>2,2<text:s/></text:p>
          </table:table-cell>
          <table:table-cell office:value-type="float" office:value="23.914000000000001" table:style-name="ce8">
            <text:p>23,9<text:s/></text:p>
          </table:table-cell>
          <table:table-cell office:value-type="float" office:value="37.098999999999997" table:style-name="ce8">
            <text:p>37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Vorarlberg</text:p>
          </table:table-cell>
          <table:table-cell office:value-type="float" office:value="60.924999999999997" table:style-name="ce8">
            <text:p>60,9<text:s/></text:p>
          </table:table-cell>
          <table:table-cell office:value-type="float" office:value="686.54399999999998" table:style-name="ce8">
            <text:p>686,5<text:s/></text:p>
          </table:table-cell>
          <table:table-cell office:value-type="float" office:value="10.185" table:style-name="ce8">
            <text:p>10,2<text:s/></text:p>
          </table:table-cell>
          <table:table-cell office:value-type="float" office:value="536.43799999999999" table:style-name="ce8">
            <text:p>536,4<text:s/></text:p>
          </table:table-cell>
          <table:table-cell office:value-type="float" office:value="7.9349999999999996" table:style-name="ce8">
            <text:p>7,9<text:s/></text:p>
          </table:table-cell>
          <table:table-cell office:value-type="float" office:value="155.99299999999999" table:style-name="ce8">
            <text:p>156,0<text:s/></text:p>
          </table:table-cell>
          <table:table-cell office:value-type="float" office:value="2.3380000000000001" table:style-name="ce8">
            <text:p>2,3<text:s/></text:p>
          </table:table-cell>
          <table:table-cell office:value-type="float" office:value="24.216999999999999" table:style-name="ce8">
            <text:p>24,2<text:s/></text:p>
          </table:table-cell>
          <table:table-cell office:value-type="float" office:value="42.906999999999996" table:style-name="ce8">
            <text:p>42,9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Wien</text:p>
          </table:table-cell>
          <table:table-cell office:value-type="float" office:value="713.25900000000001" table:style-name="ce8">
            <text:p>713,3<text:s/></text:p>
          </table:table-cell>
          <table:table-cell office:value-type="float" office:value="606.673" table:style-name="ce8">
            <text:p>606,7<text:s/></text:p>
          </table:table-cell>
          <table:table-cell office:value-type="float" office:value="9.0649999999999995" table:style-name="ce8">
            <text:p>9,1<text:s/></text:p>
          </table:table-cell>
          <table:table-cell office:value-type="float" office:value="445.21199999999999" table:style-name="ce8">
            <text:p>445,2<text:s/></text:p>
          </table:table-cell>
          <table:table-cell office:value-type="float" office:value="6.6070000000000002" table:style-name="ce8">
            <text:p>6,6<text:s/></text:p>
          </table:table-cell>
          <table:table-cell office:value-type="float" office:value="162.46" table:style-name="ce8">
            <text:p>162,5<text:s/></text:p>
          </table:table-cell>
          <table:table-cell office:value-type="float" office:value="2.4729999999999999" table:style-name="ce8">
            <text:p>2,5<text:s/></text:p>
          </table:table-cell>
          <table:table-cell office:value-type="float" office:value="30.614000000000001" table:style-name="ce8">
            <text:p>30,6<text:s/></text:p>
          </table:table-cell>
          <table:table-cell office:value-type="float" office:value="63.241999999999997" table:style-name="ce8">
            <text:p>63,2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Bauperiod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vor 1919</text:p>
          </table:table-cell>
          <table:table-cell office:value-type="float" office:value="319.11" table:style-name="ce8">
            <text:p>319,1<text:s/></text:p>
          </table:table-cell>
          <table:table-cell office:value-type="float" office:value="636.81200000000001" table:style-name="ce8">
            <text:p>636,8<text:s/></text:p>
          </table:table-cell>
          <table:table-cell office:value-type="float" office:value="9.06" table:style-name="ce8">
            <text:p>9,1<text:s/></text:p>
          </table:table-cell>
          <table:table-cell office:value-type="float" office:value="483.77800000000002" table:style-name="ce8">
            <text:p>483,8<text:s/></text:p>
          </table:table-cell>
          <table:table-cell office:value-type="float" office:value="6.86" table:style-name="ce8">
            <text:p>6,9<text:s/></text:p>
          </table:table-cell>
          <table:table-cell office:value-type="float" office:value="155.55099999999999" table:style-name="ce8">
            <text:p>155,6<text:s/></text:p>
          </table:table-cell>
          <table:table-cell office:value-type="float" office:value="2.2360000000000002" table:style-name="ce8">
            <text:p>2,2<text:s/></text:p>
          </table:table-cell>
          <table:table-cell office:value-type="float" office:value="28.087" table:style-name="ce8">
            <text:p>28,1<text:s/></text:p>
          </table:table-cell>
          <table:table-cell office:value-type="float" office:value="29.172000000000001" table:style-name="ce8">
            <text:p>29,2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19 bis 1944</text:p>
          </table:table-cell>
          <table:table-cell office:value-type="float" office:value="139.58600000000001" table:style-name="ce8">
            <text:p>139,6<text:s/></text:p>
          </table:table-cell>
          <table:table-cell office:value-type="float" office:value="465.28399999999999" table:style-name="ce8">
            <text:p>465,3<text:s/></text:p>
          </table:table-cell>
          <table:table-cell office:value-type="float" office:value="7.7729999999999997" table:style-name="ce8">
            <text:p>7,8<text:s/></text:p>
          </table:table-cell>
          <table:table-cell office:value-type="float" office:value="331.10599999999999" table:style-name="ce8">
            <text:p>331,1<text:s/></text:p>
          </table:table-cell>
          <table:table-cell office:value-type="float" office:value="5.4459999999999997" table:style-name="ce8">
            <text:p>5,4<text:s/></text:p>
          </table:table-cell>
          <table:table-cell office:value-type="float" office:value="137.07400000000001" table:style-name="ce8">
            <text:p>137,1<text:s/></text:p>
          </table:table-cell>
          <table:table-cell office:value-type="float" office:value="2.3780000000000001" table:style-name="ce8">
            <text:p>2,4<text:s/></text:p>
          </table:table-cell>
          <table:table-cell office:value-type="float" office:value="33.317" table:style-name="ce8">
            <text:p>33,3<text:s/></text:p>
          </table:table-cell>
          <table:table-cell office:value-type="float" office:value="29.306000000000001" table:style-name="ce8">
            <text:p>29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45 bis 1960</text:p>
          </table:table-cell>
          <table:table-cell office:value-type="float" office:value="193.999" table:style-name="ce8">
            <text:p>194,0<text:s/></text:p>
          </table:table-cell>
          <table:table-cell office:value-type="float" office:value="482.84800000000001" table:style-name="ce8">
            <text:p>482,8<text:s/></text:p>
          </table:table-cell>
          <table:table-cell office:value-type="float" office:value="7.9379999999999997" table:style-name="ce8">
            <text:p>7,9<text:s/></text:p>
          </table:table-cell>
          <table:table-cell office:value-type="float" office:value="347.935" table:style-name="ce8">
            <text:p>347,9<text:s/></text:p>
          </table:table-cell>
          <table:table-cell office:value-type="float" office:value="5.6310000000000002" table:style-name="ce8">
            <text:p>5,6<text:s/></text:p>
          </table:table-cell>
          <table:table-cell office:value-type="float" office:value="138.01400000000001" table:style-name="ce8">
            <text:p>138,0<text:s/></text:p>
          </table:table-cell>
          <table:table-cell office:value-type="float" office:value="2.3610000000000002" table:style-name="ce8">
            <text:p>2,4<text:s/></text:p>
          </table:table-cell>
          <table:table-cell office:value-type="float" office:value="31.927" table:style-name="ce8">
            <text:p>31,9<text:s/></text:p>
          </table:table-cell>
          <table:table-cell office:value-type="float" office:value="31.536999999999999" table:style-name="ce8">
            <text:p>31,5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61 bis 1970</text:p>
          </table:table-cell>
          <table:table-cell office:value-type="float" office:value="214.46600000000001" table:style-name="ce8">
            <text:p>214,5<text:s/></text:p>
          </table:table-cell>
          <table:table-cell office:value-type="float" office:value="501.72300000000001" table:style-name="ce8">
            <text:p>501,7<text:s/></text:p>
          </table:table-cell>
          <table:table-cell office:value-type="float" office:value="7.9260000000000002" table:style-name="ce8">
            <text:p>7,9<text:s/></text:p>
          </table:table-cell>
          <table:table-cell office:value-type="float" office:value="357.81" table:style-name="ce8">
            <text:p>357,8<text:s/></text:p>
          </table:table-cell>
          <table:table-cell office:value-type="float" office:value="5.6230000000000002" table:style-name="ce8">
            <text:p>5,6<text:s/></text:p>
          </table:table-cell>
          <table:table-cell office:value-type="float" office:value="146.065" table:style-name="ce8">
            <text:p>146,1<text:s/></text:p>
          </table:table-cell>
          <table:table-cell office:value-type="float" office:value="2.3370000000000002" table:style-name="ce8">
            <text:p>2,3<text:s/></text:p>
          </table:table-cell>
          <table:table-cell office:value-type="float" office:value="31.693000000000001" table:style-name="ce8">
            <text:p>31,7<text:s/></text:p>
          </table:table-cell>
          <table:table-cell office:value-type="float" office:value="28.125" table:style-name="ce8">
            <text:p>28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71 bis 1980</text:p>
          </table:table-cell>
          <table:table-cell office:value-type="float" office:value="166.386" table:style-name="ce8">
            <text:p>166,4<text:s/></text:p>
          </table:table-cell>
          <table:table-cell office:value-type="float" office:value="563.23800000000006" table:style-name="ce8">
            <text:p>563,2<text:s/></text:p>
          </table:table-cell>
          <table:table-cell office:value-type="float" office:value="8.2560000000000002" table:style-name="ce8">
            <text:p>8,3<text:s/></text:p>
          </table:table-cell>
          <table:table-cell office:value-type="float" office:value="405.33499999999998" table:style-name="ce8">
            <text:p>405,3<text:s/></text:p>
          </table:table-cell>
          <table:table-cell office:value-type="float" office:value="5.95" table:style-name="ce8">
            <text:p>6,0<text:s/></text:p>
          </table:table-cell>
          <table:table-cell office:value-type="float" office:value="161.27799999999999" table:style-name="ce8">
            <text:p>161,3<text:s/></text:p>
          </table:table-cell>
          <table:table-cell office:value-type="float" office:value="2.355" table:style-name="ce8">
            <text:p>2,4<text:s/></text:p>
          </table:table-cell>
          <table:table-cell office:value-type="float" office:value="30.404" table:style-name="ce8">
            <text:p>30,4<text:s/></text:p>
          </table:table-cell>
          <table:table-cell office:value-type="float" office:value="32.576999999999998" table:style-name="ce8">
            <text:p>32,6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81 bis 1990</text:p>
          </table:table-cell>
          <table:table-cell office:value-type="float" office:value="136.06200000000001" table:style-name="ce8">
            <text:p>136,1<text:s/></text:p>
          </table:table-cell>
          <table:table-cell office:value-type="float" office:value="593.32100000000003" table:style-name="ce8">
            <text:p>593,3<text:s/></text:p>
          </table:table-cell>
          <table:table-cell office:value-type="float" office:value="8.0670000000000002" table:style-name="ce8">
            <text:p>8,1<text:s/></text:p>
          </table:table-cell>
          <table:table-cell office:value-type="float" office:value="434.33199999999999" table:style-name="ce8">
            <text:p>434,3<text:s/></text:p>
          </table:table-cell>
          <table:table-cell office:value-type="float" office:value="5.8710000000000004" table:style-name="ce8">
            <text:p>5,9<text:s/></text:p>
          </table:table-cell>
          <table:table-cell office:value-type="float" office:value="162.02199999999999" table:style-name="ce8">
            <text:p>162,0<text:s/></text:p>
          </table:table-cell>
          <table:table-cell office:value-type="float" office:value="2.238" table:style-name="ce8">
            <text:p>2,2<text:s/></text:p>
          </table:table-cell>
          <table:table-cell office:value-type="float" office:value="28.818000000000001" table:style-name="ce8">
            <text:p>28,8<text:s/></text:p>
          </table:table-cell>
          <table:table-cell office:value-type="float" office:value="34.264000000000003" table:style-name="ce8">
            <text:p>34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991 bis 2000</text:p>
          </table:table-cell>
          <table:table-cell office:value-type="float" office:value="162.67099999999999" table:style-name="ce8">
            <text:p>162,7<text:s/></text:p>
          </table:table-cell>
          <table:table-cell office:value-type="float" office:value="601.49300000000005" table:style-name="ce8">
            <text:p>601,5<text:s/></text:p>
          </table:table-cell>
          <table:table-cell office:value-type="float" office:value="8.8089999999999993" table:style-name="ce8">
            <text:p>8,8<text:s/></text:p>
          </table:table-cell>
          <table:table-cell office:value-type="float" office:value="448.98700000000002" table:style-name="ce8">
            <text:p>449,0<text:s/></text:p>
          </table:table-cell>
          <table:table-cell office:value-type="float" office:value="6.5860000000000003" table:style-name="ce8">
            <text:p>6,6<text:s/></text:p>
          </table:table-cell>
          <table:table-cell office:value-type="float" office:value="154.197" table:style-name="ce8">
            <text:p>154,2<text:s/></text:p>
          </table:table-cell>
          <table:table-cell office:value-type="float" office:value="2.2480000000000002" table:style-name="ce8">
            <text:p>2,2<text:s/></text:p>
          </table:table-cell>
          <table:table-cell office:value-type="float" office:value="27.106000000000002" table:style-name="ce8">
            <text:p>27,1<text:s/></text:p>
          </table:table-cell>
          <table:table-cell office:value-type="float" office:value="36.243000000000002" table:style-name="ce8">
            <text:p>36,2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2001 bis 2010</text:p>
          </table:table-cell>
          <table:table-cell office:value-type="float" office:value="148.77099999999999" table:style-name="ce8">
            <text:p>148,8<text:s/></text:p>
          </table:table-cell>
          <table:table-cell office:value-type="float" office:value="645.47" table:style-name="ce8">
            <text:p>645,5<text:s/></text:p>
          </table:table-cell>
          <table:table-cell office:value-type="float" office:value="9.1329999999999991" table:style-name="ce8">
            <text:p>9,1<text:s/></text:p>
          </table:table-cell>
          <table:table-cell office:value-type="float" office:value="490.12" table:style-name="ce8">
            <text:p>490,1<text:s/></text:p>
          </table:table-cell>
          <table:table-cell office:value-type="float" office:value="6.9260000000000002" table:style-name="ce8">
            <text:p>6,9<text:s/></text:p>
          </table:table-cell>
          <table:table-cell office:value-type="float" office:value="156.83600000000001" table:style-name="ce8">
            <text:p>156,8<text:s/></text:p>
          </table:table-cell>
          <table:table-cell office:value-type="float" office:value="2.2280000000000002" table:style-name="ce8">
            <text:p>2,2<text:s/></text:p>
          </table:table-cell>
          <table:table-cell office:value-type="float" office:value="25.806999999999999" table:style-name="ce8">
            <text:p>25,8<text:s/></text:p>
          </table:table-cell>
          <table:table-cell office:value-type="float" office:value="37.106999999999999" table:style-name="ce8">
            <text:p>37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2011 und später</text:p>
          </table:table-cell>
          <table:table-cell office:value-type="float" office:value="234.369" table:style-name="ce8">
            <text:p>234,4<text:s/></text:p>
          </table:table-cell>
          <table:table-cell office:value-type="float" office:value="685.39200000000005" table:style-name="ce8">
            <text:p>685,4<text:s/></text:p>
          </table:table-cell>
          <table:table-cell office:value-type="float" office:value="10.42" table:style-name="ce8">
            <text:p>10,4<text:s/></text:p>
          </table:table-cell>
          <table:table-cell office:value-type="float" office:value="532.68100000000004" table:style-name="ce8">
            <text:p>532,7<text:s/></text:p>
          </table:table-cell>
          <table:table-cell office:value-type="float" office:value="8.0950000000000006" table:style-name="ce8">
            <text:p>8,1<text:s/></text:p>
          </table:table-cell>
          <table:table-cell office:value-type="float" office:value="153.572" table:style-name="ce8">
            <text:p>153,6<text:s/></text:p>
          </table:table-cell>
          <table:table-cell office:value-type="float" office:value="2.339" table:style-name="ce8">
            <text:p>2,3<text:s/></text:p>
          </table:table-cell>
          <table:table-cell office:value-type="float" office:value="23.873999999999999" table:style-name="ce8">
            <text:p>23,9<text:s/></text:p>
          </table:table-cell>
          <table:table-cell office:value-type="float" office:value="47.197000000000003" table:style-name="ce8">
            <text:p>47,2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Ausstattungskategori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Kategorie A</text:p>
          </table:table-cell>
          <table:table-cell office:value-type="float" office:value="1584.6379999999999" table:style-name="ce8">
            <text:p>1 584,6<text:s/></text:p>
          </table:table-cell>
          <table:table-cell office:value-type="float" office:value="596.97299999999996" table:style-name="ce8">
            <text:p>597,0<text:s/></text:p>
          </table:table-cell>
          <table:table-cell office:value-type="float" office:value="8.8320000000000007" table:style-name="ce8">
            <text:p>8,8<text:s/></text:p>
          </table:table-cell>
          <table:table-cell office:value-type="float" office:value="444.82600000000002" table:style-name="ce8">
            <text:p>444,8<text:s/></text:p>
          </table:table-cell>
          <table:table-cell office:value-type="float" office:value="6.5510000000000002" table:style-name="ce8">
            <text:p>6,6<text:s/></text:p>
          </table:table-cell>
          <table:table-cell office:value-type="float" office:value="154.29300000000001" table:style-name="ce8">
            <text:p>154,3<text:s/></text:p>
          </table:table-cell>
          <table:table-cell office:value-type="float" office:value="2.3130000000000002" table:style-name="ce8">
            <text:p>2,3<text:s/></text:p>
          </table:table-cell>
          <table:table-cell office:value-type="float" office:value="28.431000000000001" table:style-name="ce8">
            <text:p>28,4<text:s/></text:p>
          </table:table-cell>
          <table:table-cell office:value-type="float" office:value="37.633000000000003" table:style-name="ce8">
            <text:p>37,6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Kategorie B</text:p>
          </table:table-cell>
          <table:table-cell office:value-type="float" office:value="113.20099999999999" table:style-name="ce8">
            <text:p>113,2<text:s/></text:p>
          </table:table-cell>
          <table:table-cell office:value-type="float" office:value="420.7" table:style-name="ce8">
            <text:p>420,7<text:s/></text:p>
          </table:table-cell>
          <table:table-cell office:value-type="float" office:value="7.1630000000000003" table:style-name="ce8">
            <text:p>7,2<text:s/></text:p>
          </table:table-cell>
          <table:table-cell office:value-type="float" office:value="302.53100000000001" table:style-name="ce8">
            <text:p>302,5<text:s/></text:p>
          </table:table-cell>
          <table:table-cell office:value-type="float" office:value="5.1429999999999998" table:style-name="ce8">
            <text:p>5,1<text:s/></text:p>
          </table:table-cell>
          <table:table-cell office:value-type="float" office:value="122.538" table:style-name="ce8">
            <text:p>122,5<text:s/></text:p>
          </table:table-cell>
          <table:table-cell office:value-type="float" office:value="2.0939999999999999" table:style-name="ce8">
            <text:p>2,1<text:s/></text:p>
          </table:table-cell>
          <table:table-cell office:value-type="float" office:value="32.082000000000001" table:style-name="ce8">
            <text:p>32,1<text:s/></text:p>
          </table:table-cell>
          <table:table-cell office:value-type="float" office:value="22.606000000000002" table:style-name="ce8">
            <text:p>22,6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Kategorie C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string" table:style-name="ce9">
            <text:p>(x)</text:p>
          </table:table-cell>
          <table:table-cell office:value-type="float" office:value="0" table:style-name="ce8">
            <text:p>-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Kategorie D</text:p>
          </table:table-cell>
          <table:table-cell office:value-type="float" office:value="15.46" table:style-name="ce8">
            <text:p>15,5<text:s/></text:p>
          </table:table-cell>
          <table:table-cell office:value-type="float" office:value="275.83499999999998" table:style-name="ce8">
            <text:p>275,8<text:s/></text:p>
          </table:table-cell>
          <table:table-cell office:value-type="float" office:value="6.6340000000000003" table:style-name="ce8">
            <text:p>6,6<text:s/></text:p>
          </table:table-cell>
          <table:table-cell office:value-type="float" office:value="179.78800000000001" table:style-name="ce8">
            <text:p>179,8<text:s/></text:p>
          </table:table-cell>
          <table:table-cell office:value-type="float" office:value="4.2939999999999996" table:style-name="ce8">
            <text:p>4,3<text:s/></text:p>
          </table:table-cell>
          <table:table-cell office:value-type="float" office:value="96.522000000000006" table:style-name="ce8">
            <text:p>96,5<text:s/></text:p>
          </table:table-cell>
          <table:table-cell office:value-type="float" office:value="2.3519999999999999" table:style-name="ce8">
            <text:p>2,4<text:s/></text:p>
          </table:table-cell>
          <table:table-cell office:value-type="float" office:value="39.234999999999999" table:style-name="ce8">
            <text:p>39,2<text:s/></text:p>
          </table:table-cell>
          <table:table-cell office:value-type="string" table:style-name="ce9">
            <text:p>(x)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Haushaltsgröß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1 Person</text:p>
          </table:table-cell>
          <table:table-cell office:value-type="float" office:value="826.36400000000003" table:style-name="ce8">
            <text:p>826,4<text:s/></text:p>
          </table:table-cell>
          <table:table-cell office:value-type="float" office:value="489.87099999999998" table:style-name="ce8">
            <text:p>489,9<text:s/></text:p>
          </table:table-cell>
          <table:table-cell office:value-type="float" office:value="8.7889999999999997" table:style-name="ce8">
            <text:p>8,8<text:s/></text:p>
          </table:table-cell>
          <table:table-cell office:value-type="float" office:value="360.25400000000002" table:style-name="ce8">
            <text:p>360,3<text:s/></text:p>
          </table:table-cell>
          <table:table-cell office:value-type="float" office:value="6.4660000000000002" table:style-name="ce8">
            <text:p>6,5<text:s/></text:p>
          </table:table-cell>
          <table:table-cell office:value-type="float" office:value="131.34700000000001" table:style-name="ce8">
            <text:p>131,3<text:s/></text:p>
          </table:table-cell>
          <table:table-cell office:value-type="float" office:value="2.355" table:style-name="ce8">
            <text:p>2,4<text:s/></text:p>
          </table:table-cell>
          <table:table-cell office:value-type="float" office:value="29.462" table:style-name="ce8">
            <text:p>29,5<text:s/></text:p>
          </table:table-cell>
          <table:table-cell office:value-type="float" office:value="32.533999999999999" table:style-name="ce8">
            <text:p>32,5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2 Personen</text:p>
          </table:table-cell>
          <table:table-cell office:value-type="float" office:value="456.15600000000001" table:style-name="ce8">
            <text:p>456,2<text:s/></text:p>
          </table:table-cell>
          <table:table-cell office:value-type="float" office:value="604.76900000000001" table:style-name="ce8">
            <text:p>604,8<text:s/></text:p>
          </table:table-cell>
          <table:table-cell office:value-type="float" office:value="8.5589999999999993" table:style-name="ce8">
            <text:p>8,6<text:s/></text:p>
          </table:table-cell>
          <table:table-cell office:value-type="float" office:value="447.05200000000002" table:style-name="ce8">
            <text:p>447,1<text:s/></text:p>
          </table:table-cell>
          <table:table-cell office:value-type="float" office:value="6.3140000000000001" table:style-name="ce8">
            <text:p>6,3<text:s/></text:p>
          </table:table-cell>
          <table:table-cell office:value-type="float" office:value="160.333" table:style-name="ce8">
            <text:p>160,3<text:s/></text:p>
          </table:table-cell>
          <table:table-cell office:value-type="float" office:value="2.282" table:style-name="ce8">
            <text:p>2,3<text:s/></text:p>
          </table:table-cell>
          <table:table-cell office:value-type="float" office:value="29.198" table:style-name="ce8">
            <text:p>29,2<text:s/></text:p>
          </table:table-cell>
          <table:table-cell office:value-type="float" office:value="40.222999999999999" table:style-name="ce8">
            <text:p>40,2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3 Personen</text:p>
          </table:table-cell>
          <table:table-cell office:value-type="float" office:value="211.762" table:style-name="ce8">
            <text:p>211,8<text:s/></text:p>
          </table:table-cell>
          <table:table-cell office:value-type="float" office:value="696.90899999999999" table:style-name="ce8">
            <text:p>696,9<text:s/></text:p>
          </table:table-cell>
          <table:table-cell office:value-type="float" office:value="8.7970000000000006" table:style-name="ce8">
            <text:p>8,8<text:s/></text:p>
          </table:table-cell>
          <table:table-cell office:value-type="float" office:value="526.18299999999999" table:style-name="ce8">
            <text:p>526,2<text:s/></text:p>
          </table:table-cell>
          <table:table-cell office:value-type="float" office:value="6.5910000000000002" table:style-name="ce8">
            <text:p>6,6<text:s/></text:p>
          </table:table-cell>
          <table:table-cell office:value-type="float" office:value="174.09399999999999" table:style-name="ce8">
            <text:p>174,1<text:s/></text:p>
          </table:table-cell>
          <table:table-cell office:value-type="float" office:value="2.25" table:style-name="ce8">
            <text:p>2,3<text:s/></text:p>
          </table:table-cell>
          <table:table-cell office:value-type="float" office:value="27.388999999999999" table:style-name="ce8">
            <text:p>27,4<text:s/></text:p>
          </table:table-cell>
          <table:table-cell office:value-type="float" office:value="38.503" table:style-name="ce8">
            <text:p>38,5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4 Personen</text:p>
          </table:table-cell>
          <table:table-cell office:value-type="float" office:value="133.029" table:style-name="ce8">
            <text:p>133,0<text:s/></text:p>
          </table:table-cell>
          <table:table-cell office:value-type="float" office:value="756.97500000000002" table:style-name="ce8">
            <text:p>757,0<text:s/></text:p>
          </table:table-cell>
          <table:table-cell office:value-type="float" office:value="8.6" table:style-name="ce8">
            <text:p>8,6<text:s/></text:p>
          </table:table-cell>
          <table:table-cell office:value-type="float" office:value="573.59500000000003" table:style-name="ce8">
            <text:p>573,6<text:s/></text:p>
          </table:table-cell>
          <table:table-cell office:value-type="float" office:value="6.444" table:style-name="ce8">
            <text:p>6,4<text:s/></text:p>
          </table:table-cell>
          <table:table-cell office:value-type="float" office:value="186.58199999999999" table:style-name="ce8">
            <text:p>186,6<text:s/></text:p>
          </table:table-cell>
          <table:table-cell office:value-type="float" office:value="2.194" table:style-name="ce8">
            <text:p>2,2<text:s/></text:p>
          </table:table-cell>
          <table:table-cell office:value-type="float" office:value="26.922000000000001" table:style-name="ce8">
            <text:p>26,9<text:s/></text:p>
          </table:table-cell>
          <table:table-cell office:value-type="float" office:value="44.073999999999998" table:style-name="ce8">
            <text:p>44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5 und mehr Personen</text:p>
          </table:table-cell>
          <table:table-cell office:value-type="float" office:value="88.108999999999995" table:style-name="ce8">
            <text:p>88,1<text:s/></text:p>
          </table:table-cell>
          <table:table-cell office:value-type="float" office:value="787.95699999999999" table:style-name="ce8">
            <text:p>788,0<text:s/></text:p>
          </table:table-cell>
          <table:table-cell office:value-type="float" office:value="8.4770000000000003" table:style-name="ce8">
            <text:p>8,5<text:s/></text:p>
          </table:table-cell>
          <table:table-cell office:value-type="float" office:value="599.39" table:style-name="ce8">
            <text:p>599,4<text:s/></text:p>
          </table:table-cell>
          <table:table-cell office:value-type="float" office:value="6.3479999999999999" table:style-name="ce8">
            <text:p>6,3<text:s/></text:p>
          </table:table-cell>
          <table:table-cell office:value-type="float" office:value="191.75899999999999" table:style-name="ce8">
            <text:p>191,8<text:s/></text:p>
          </table:table-cell>
          <table:table-cell office:value-type="float" office:value="2.165" table:style-name="ce8">
            <text:p>2,2<text:s/></text:p>
          </table:table-cell>
          <table:table-cell office:value-type="float" office:value="26.715" table:style-name="ce8">
            <text:p>26,7<text:s/></text:p>
          </table:table-cell>
          <table:table-cell office:value-type="float" office:value="39.161999999999999" table:style-name="ce8">
            <text:p>39,2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Familienhaushalt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Einfamilienhaushalte</text:p>
          </table:table-cell>
          <table:table-cell office:value-type="float" office:value="826.73" table:style-name="ce8">
            <text:p>826,7<text:s/></text:p>
          </table:table-cell>
          <table:table-cell office:value-type="float" office:value="660.64800000000002" table:style-name="ce8">
            <text:p>660,6<text:s/></text:p>
          </table:table-cell>
          <table:table-cell office:value-type="float" office:value="8.5380000000000003" table:style-name="ce8">
            <text:p>8,5<text:s/></text:p>
          </table:table-cell>
          <table:table-cell office:value-type="float" office:value="493.23399999999998" table:style-name="ce8">
            <text:p>493,2<text:s/></text:p>
          </table:table-cell>
          <table:table-cell office:value-type="float" office:value="6.327" table:style-name="ce8">
            <text:p>6,3<text:s/></text:p>
          </table:table-cell>
          <table:table-cell office:value-type="float" office:value="170.35599999999999" table:style-name="ce8">
            <text:p>170,4<text:s/></text:p>
          </table:table-cell>
          <table:table-cell office:value-type="float" office:value="2.25" table:style-name="ce8">
            <text:p>2,3<text:s/></text:p>
          </table:table-cell>
          <table:table-cell office:value-type="float" office:value="28.353000000000002" table:style-name="ce8">
            <text:p>28,4<text:s/></text:p>
          </table:table-cell>
          <table:table-cell office:value-type="float" office:value="40.302999999999997" table:style-name="ce8">
            <text:p>40,3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(Ehe-)Paar ohne Kind(-er)</text:p>
          </table:table-cell>
          <table:table-cell office:value-type="float" office:value="343.61500000000001" table:style-name="ce8">
            <text:p>343,6<text:s/></text:p>
          </table:table-cell>
          <table:table-cell office:value-type="float" office:value="610.9" table:style-name="ce8">
            <text:p>610,9<text:s/></text:p>
          </table:table-cell>
          <table:table-cell office:value-type="float" office:value="8.6" table:style-name="ce8">
            <text:p>8,6<text:s/></text:p>
          </table:table-cell>
          <table:table-cell office:value-type="float" office:value="451.75700000000001" table:style-name="ce8">
            <text:p>451,8<text:s/></text:p>
          </table:table-cell>
          <table:table-cell office:value-type="float" office:value="6.351" table:style-name="ce8">
            <text:p>6,4<text:s/></text:p>
          </table:table-cell>
          <table:table-cell office:value-type="float" office:value="161.83799999999999" table:style-name="ce8">
            <text:p>161,8<text:s/></text:p>
          </table:table-cell>
          <table:table-cell office:value-type="float" office:value="2.2869999999999999" table:style-name="ce8">
            <text:p>2,3<text:s/></text:p>
          </table:table-cell>
          <table:table-cell office:value-type="float" office:value="29.091000000000001" table:style-name="ce8">
            <text:p>29,1<text:s/></text:p>
          </table:table-cell>
          <table:table-cell office:value-type="float" office:value="42.459000000000003" table:style-name="ce8">
            <text:p>42,5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(Ehe-)Paar mit Kind(-ern)</text:p>
          </table:table-cell>
          <table:table-cell office:value-type="float" office:value="351.65199999999999" table:style-name="ce8">
            <text:p>351,7<text:s/></text:p>
          </table:table-cell>
          <table:table-cell office:value-type="float" office:value="722.15099999999995" table:style-name="ce8">
            <text:p>722,2<text:s/></text:p>
          </table:table-cell>
          <table:table-cell office:value-type="float" office:value="8.6150000000000002" table:style-name="ce8">
            <text:p>8,6<text:s/></text:p>
          </table:table-cell>
          <table:table-cell office:value-type="float" office:value="545.80499999999995" table:style-name="ce8">
            <text:p>545,8<text:s/></text:p>
          </table:table-cell>
          <table:table-cell office:value-type="float" office:value="6.4459999999999997" table:style-name="ce8">
            <text:p>6,4<text:s/></text:p>
          </table:table-cell>
          <table:table-cell office:value-type="float" office:value="179.75800000000001" table:style-name="ce8">
            <text:p>179,8<text:s/></text:p>
          </table:table-cell>
          <table:table-cell office:value-type="float" office:value="2.2109999999999999" table:style-name="ce8">
            <text:p>2,2<text:s/></text:p>
          </table:table-cell>
          <table:table-cell office:value-type="float" office:value="27.117000000000001" table:style-name="ce8">
            <text:p>27,1<text:s/></text:p>
          </table:table-cell>
          <table:table-cell office:value-type="float" office:value="40.369999999999997" table:style-name="ce8">
            <text:p>40,4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Vater mit Kind(-ern)</text:p>
          </table:table-cell>
          <table:table-cell office:value-type="float" office:value="15.702999999999999" table:style-name="ce8">
            <text:p>15,7<text:s/></text:p>
          </table:table-cell>
          <table:table-cell office:value-type="float" office:value="667.94100000000003" table:style-name="ce8">
            <text:p>667,9<text:s/></text:p>
          </table:table-cell>
          <table:table-cell office:value-type="float" office:value="8.2710000000000008" table:style-name="ce8">
            <text:p>8,3<text:s/></text:p>
          </table:table-cell>
          <table:table-cell office:value-type="float" office:value="501.62700000000001" table:style-name="ce8">
            <text:p>501,6<text:s/></text:p>
          </table:table-cell>
          <table:table-cell office:value-type="float" office:value="6.0570000000000004" table:style-name="ce8">
            <text:p>6,1<text:s/></text:p>
          </table:table-cell>
          <table:table-cell office:value-type="float" office:value="169.274" table:style-name="ce8">
            <text:p>169,3<text:s/></text:p>
          </table:table-cell>
          <table:table-cell office:value-type="float" office:value="2.254" table:style-name="ce8">
            <text:p>2,3<text:s/></text:p>
          </table:table-cell>
          <table:table-cell office:value-type="float" office:value="30.033000000000001" table:style-name="ce8">
            <text:p>30,0<text:s/></text:p>
          </table:table-cell>
          <table:table-cell office:value-type="string" table:style-name="ce9">
            <text:p>(x)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Mutter mit Kind(-ern)</text:p>
          </table:table-cell>
          <table:table-cell office:value-type="float" office:value="115.761" table:style-name="ce8">
            <text:p>115,8<text:s/></text:p>
          </table:table-cell>
          <table:table-cell office:value-type="float" office:value="620.49599999999998" table:style-name="ce8">
            <text:p>620,5<text:s/></text:p>
          </table:table-cell>
          <table:table-cell office:value-type="float" office:value="8.1560000000000006" table:style-name="ce8">
            <text:p>8,2<text:s/></text:p>
          </table:table-cell>
          <table:table-cell office:value-type="float" office:value="455.51600000000002" table:style-name="ce8">
            <text:p>455,5<text:s/></text:p>
          </table:table-cell>
          <table:table-cell office:value-type="float" office:value="5.9279999999999999" table:style-name="ce8">
            <text:p>5,9<text:s/></text:p>
          </table:table-cell>
          <table:table-cell office:value-type="float" office:value="167.30500000000001" table:style-name="ce8">
            <text:p>167,3<text:s/></text:p>
          </table:table-cell>
          <table:table-cell office:value-type="float" office:value="2.2589999999999999" table:style-name="ce8">
            <text:p>2,3<text:s/></text:p>
          </table:table-cell>
          <table:table-cell office:value-type="float" office:value="29.678000000000001" table:style-name="ce8">
            <text:p>29,7<text:s/></text:p>
          </table:table-cell>
          <table:table-cell office:value-type="float" office:value="33.783999999999999" table:style-name="ce8">
            <text:p>33,8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Mehrfamilienhaushalte</text:p>
          </table:table-cell>
          <table:table-cell office:value-type="float" office:value="9.625" table:style-name="ce8">
            <text:p>9,6<text:s/></text:p>
          </table:table-cell>
          <table:table-cell office:value-type="float" office:value="701.88699999999994" table:style-name="ce8">
            <text:p>701,9<text:s/></text:p>
          </table:table-cell>
          <table:table-cell office:value-type="float" office:value="8.0519999999999996" table:style-name="ce8">
            <text:p>8,1<text:s/></text:p>
          </table:table-cell>
          <table:table-cell office:value-type="float" office:value="506.024" table:style-name="ce8">
            <text:p>506,0<text:s/></text:p>
          </table:table-cell>
          <table:table-cell office:value-type="float" office:value="5.7130000000000001" table:style-name="ce8">
            <text:p>5,7<text:s/></text:p>
          </table:table-cell>
          <table:table-cell office:value-type="float" office:value="199.55099999999999" table:style-name="ce8">
            <text:p>199,6<text:s/></text:p>
          </table:table-cell>
          <table:table-cell office:value-type="float" office:value="2.383" table:style-name="ce8">
            <text:p>2,4<text:s/></text:p>
          </table:table-cell>
          <table:table-cell office:value-type="float" office:value="30.683" table:style-name="ce8">
            <text:p>30,7<text:s/></text:p>
          </table:table-cell>
          <table:table-cell office:value-type="string" table:style-name="ce9">
            <text:p>(x)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Nichtfamilienhaushalte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Einpersonenhaushalte</text:p>
          </table:table-cell>
          <table:table-cell office:value-type="float" office:value="826.36400000000003" table:style-name="ce8">
            <text:p>826,4<text:s/></text:p>
          </table:table-cell>
          <table:table-cell office:value-type="float" office:value="489.87099999999998" table:style-name="ce8">
            <text:p>489,9<text:s/></text:p>
          </table:table-cell>
          <table:table-cell office:value-type="float" office:value="8.7889999999999997" table:style-name="ce8">
            <text:p>8,8<text:s/></text:p>
          </table:table-cell>
          <table:table-cell office:value-type="float" office:value="360.25400000000002" table:style-name="ce8">
            <text:p>360,3<text:s/></text:p>
          </table:table-cell>
          <table:table-cell office:value-type="float" office:value="6.4660000000000002" table:style-name="ce8">
            <text:p>6,5<text:s/></text:p>
          </table:table-cell>
          <table:table-cell office:value-type="float" office:value="131.34700000000001" table:style-name="ce8">
            <text:p>131,3<text:s/></text:p>
          </table:table-cell>
          <table:table-cell office:value-type="float" office:value="2.355" table:style-name="ce8">
            <text:p>2,4<text:s/></text:p>
          </table:table-cell>
          <table:table-cell office:value-type="float" office:value="29.462" table:style-name="ce8">
            <text:p>29,5<text:s/></text:p>
          </table:table-cell>
          <table:table-cell office:value-type="float" office:value="32.533999999999999" table:style-name="ce8">
            <text:p>32,5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bis unter 30 Jahre</text:p>
          </table:table-cell>
          <table:table-cell office:value-type="float" office:value="146.71600000000001" table:style-name="ce8">
            <text:p>146,7<text:s/></text:p>
          </table:table-cell>
          <table:table-cell office:value-type="float" office:value="504.565" table:style-name="ce8">
            <text:p>504,6<text:s/></text:p>
          </table:table-cell>
          <table:table-cell office:value-type="float" office:value="10.346" table:style-name="ce8">
            <text:p>10,3<text:s/></text:p>
          </table:table-cell>
          <table:table-cell office:value-type="float" office:value="384.14299999999997" table:style-name="ce8">
            <text:p>384,1<text:s/></text:p>
          </table:table-cell>
          <table:table-cell office:value-type="float" office:value="7.89" table:style-name="ce8">
            <text:p>7,9<text:s/></text:p>
          </table:table-cell>
          <table:table-cell office:value-type="float" office:value="122.34699999999999" table:style-name="ce8">
            <text:p>122,3<text:s/></text:p>
          </table:table-cell>
          <table:table-cell office:value-type="float" office:value="2.496" table:style-name="ce8">
            <text:p>2,5<text:s/></text:p>
          </table:table-cell>
          <table:table-cell office:value-type="float" office:value="25.695" table:style-name="ce8">
            <text:p>25,7<text:s/></text:p>
          </table:table-cell>
          <table:table-cell office:value-type="float" office:value="31.937999999999999" table:style-name="ce8">
            <text:p>31,9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30 bis unter 60 Jahre</text:p>
          </table:table-cell>
          <table:table-cell office:value-type="float" office:value="386.01400000000001" table:style-name="ce8">
            <text:p>386,0<text:s/></text:p>
          </table:table-cell>
          <table:table-cell office:value-type="float" office:value="510.64699999999999" table:style-name="ce8">
            <text:p>510,6<text:s/></text:p>
          </table:table-cell>
          <table:table-cell office:value-type="float" office:value="9.1639999999999997" table:style-name="ce8">
            <text:p>9,2<text:s/></text:p>
          </table:table-cell>
          <table:table-cell office:value-type="float" office:value="382.34" table:style-name="ce8">
            <text:p>382,3<text:s/></text:p>
          </table:table-cell>
          <table:table-cell office:value-type="float" office:value="6.8479999999999999" table:style-name="ce8">
            <text:p>6,8<text:s/></text:p>
          </table:table-cell>
          <table:table-cell office:value-type="float" office:value="130.03800000000001" table:style-name="ce8">
            <text:p>130,0<text:s/></text:p>
          </table:table-cell>
          <table:table-cell office:value-type="float" office:value="2.3479999999999999" table:style-name="ce8">
            <text:p>2,3<text:s/></text:p>
          </table:table-cell>
          <table:table-cell office:value-type="float" office:value="27.777999999999999" table:style-name="ce8">
            <text:p>27,8<text:s/></text:p>
          </table:table-cell>
          <table:table-cell office:value-type="float" office:value="32.462000000000003" table:style-name="ce8">
            <text:p>32,5<text:s/>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60 und mehr Jahre</text:p>
          </table:table-cell>
          <table:table-cell office:value-type="float" office:value="293.63499999999999" table:style-name="ce8">
            <text:p>293,6<text:s/></text:p>
          </table:table-cell>
          <table:table-cell office:value-type="float" office:value="455.21600000000001" table:style-name="ce8">
            <text:p>455,2<text:s/></text:p>
          </table:table-cell>
          <table:table-cell office:value-type="float" office:value="7.5179999999999998" table:style-name="ce8">
            <text:p>7,5<text:s/></text:p>
          </table:table-cell>
          <table:table-cell office:value-type="float" office:value="319.28199999999998" table:style-name="ce8">
            <text:p>319,3<text:s/></text:p>
          </table:table-cell>
          <table:table-cell office:value-type="float" office:value="5.2519999999999998" table:style-name="ce8">
            <text:p>5,3<text:s/></text:p>
          </table:table-cell>
          <table:table-cell office:value-type="float" office:value="137.54300000000001" table:style-name="ce8">
            <text:p>137,5<text:s/></text:p>
          </table:table-cell>
          <table:table-cell office:value-type="float" office:value="2.2930000000000001" table:style-name="ce8">
            <text:p>2,3<text:s/></text:p>
          </table:table-cell>
          <table:table-cell office:value-type="float" office:value="33.546999999999997" table:style-name="ce8">
            <text:p>33,5<text:s/></text:p>
          </table:table-cell>
          <table:table-cell office:value-type="float" office:value="33.017000000000003" table:style-name="ce8">
            <text:p>33,0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Mehrpersonen-Nichtfamilienhaushalte</text:p>
          </table:table-cell>
          <table:table-cell office:value-type="float" office:value="52.701999999999998" table:style-name="ce8">
            <text:p>52,7<text:s/></text:p>
          </table:table-cell>
          <table:table-cell office:value-type="float" office:value="771.15300000000002" table:style-name="ce8">
            <text:p>771,2<text:s/></text:p>
          </table:table-cell>
          <table:table-cell office:value-type="float" office:value="9.8989999999999991" table:style-name="ce8">
            <text:p>9,9<text:s/></text:p>
          </table:table-cell>
          <table:table-cell office:value-type="float" office:value="603.88599999999997" table:style-name="ce8">
            <text:p>603,9<text:s/></text:p>
          </table:table-cell>
          <table:table-cell office:value-type="float" office:value="7.7140000000000004" table:style-name="ce8">
            <text:p>7,7<text:s/></text:p>
          </table:table-cell>
          <table:table-cell office:value-type="float" office:value="169.94800000000001" table:style-name="ce8">
            <text:p>169,9<text:s/></text:p>
          </table:table-cell>
          <table:table-cell office:value-type="float" office:value="2.2189999999999999" table:style-name="ce8">
            <text:p>2,2<text:s/></text:p>
          </table:table-cell>
          <table:table-cell office:value-type="float" office:value="25.038" table:style-name="ce8">
            <text:p>25,0<text:s/></text:p>
          </table:table-cell>
          <table:table-cell office:value-type="float" office:value="40.372" table:style-name="ce8">
            <text:p>40,4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Mietvertragsdauer<text:span text:style-name="T2">2</text:span>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bis unter 2 Jahre</text:p>
          </table:table-cell>
          <table:table-cell office:value-type="float" office:value="431.10899999999998" table:style-name="ce8">
            <text:p>431,1<text:s/></text:p>
          </table:table-cell>
          <table:table-cell office:value-type="float" office:value="665.94299999999998" table:style-name="ce8">
            <text:p>665,9<text:s/></text:p>
          </table:table-cell>
          <table:table-cell office:value-type="float" office:value="10.481" table:style-name="ce8">
            <text:p>10,5<text:s/></text:p>
          </table:table-cell>
          <table:table-cell office:value-type="float" office:value="520.84199999999998" table:style-name="ce8">
            <text:p>520,8<text:s/></text:p>
          </table:table-cell>
          <table:table-cell office:value-type="float" office:value="8.1549999999999994" table:style-name="ce8">
            <text:p>8,2<text:s/></text:p>
          </table:table-cell>
          <table:table-cell office:value-type="float" office:value="147.923" table:style-name="ce8">
            <text:p>147,9<text:s/></text:p>
          </table:table-cell>
          <table:table-cell office:value-type="float" office:value="2.3719999999999999" table:style-name="ce8">
            <text:p>2,4<text:s/></text:p>
          </table:table-cell>
          <table:table-cell office:value-type="float" office:value="23.972999999999999" table:style-name="ce8">
            <text:p>24,0<text:s/></text:p>
          </table:table-cell>
          <table:table-cell office:value-type="float" office:value="37.015999999999998" table:style-name="ce8">
            <text:p>37,0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2 bis unter 5 Jahre</text:p>
          </table:table-cell>
          <table:table-cell office:value-type="float" office:value="411.2" table:style-name="ce8">
            <text:p>411,2<text:s/></text:p>
          </table:table-cell>
          <table:table-cell office:value-type="float" office:value="637.6" table:style-name="ce8">
            <text:p>637,6<text:s/></text:p>
          </table:table-cell>
          <table:table-cell office:value-type="float" office:value="9.5570000000000004" table:style-name="ce8">
            <text:p>9,6<text:s/></text:p>
          </table:table-cell>
          <table:table-cell office:value-type="float" office:value="489.70600000000002" table:style-name="ce8">
            <text:p>489,7<text:s/></text:p>
          </table:table-cell>
          <table:table-cell office:value-type="float" office:value="7.2889999999999997" table:style-name="ce8">
            <text:p>7,3<text:s/></text:p>
          </table:table-cell>
          <table:table-cell office:value-type="float" office:value="150.33000000000001" table:style-name="ce8">
            <text:p>150,3<text:s/></text:p>
          </table:table-cell>
          <table:table-cell office:value-type="float" office:value="2.306" table:style-name="ce8">
            <text:p>2,3<text:s/></text:p>
          </table:table-cell>
          <table:table-cell office:value-type="float" office:value="25.620999999999999" table:style-name="ce8">
            <text:p>25,6<text:s/></text:p>
          </table:table-cell>
          <table:table-cell office:value-type="float" office:value="37.753999999999998" table:style-name="ce8">
            <text:p>37,8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5 bis unter 10 Jahre</text:p>
          </table:table-cell>
          <table:table-cell office:value-type="float" office:value="266.755" table:style-name="ce8">
            <text:p>266,8<text:s/></text:p>
          </table:table-cell>
          <table:table-cell office:value-type="float" office:value="583.24800000000005" table:style-name="ce8">
            <text:p>583,2<text:s/></text:p>
          </table:table-cell>
          <table:table-cell office:value-type="float" office:value="8.4580000000000002" table:style-name="ce8">
            <text:p>8,5<text:s/></text:p>
          </table:table-cell>
          <table:table-cell office:value-type="float" office:value="433.10300000000001" table:style-name="ce8">
            <text:p>433,1<text:s/></text:p>
          </table:table-cell>
          <table:table-cell office:value-type="float" office:value="6.2279999999999998" table:style-name="ce8">
            <text:p>6,2<text:s/></text:p>
          </table:table-cell>
          <table:table-cell office:value-type="float" office:value="153.06700000000001" table:style-name="ce8">
            <text:p>153,1<text:s/></text:p>
          </table:table-cell>
          <table:table-cell office:value-type="float" office:value="2.2730000000000001" table:style-name="ce8">
            <text:p>2,3<text:s/></text:p>
          </table:table-cell>
          <table:table-cell office:value-type="float" office:value="28.041" table:style-name="ce8">
            <text:p>28,0<text:s/></text:p>
          </table:table-cell>
          <table:table-cell office:value-type="float" office:value="37.332999999999998" table:style-name="ce8">
            <text:p>37,3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10 bis unter 20 Jahre</text:p>
          </table:table-cell>
          <table:table-cell office:value-type="float" office:value="262.48" table:style-name="ce8">
            <text:p>262,5<text:s/></text:p>
          </table:table-cell>
          <table:table-cell office:value-type="float" office:value="524.57600000000002" table:style-name="ce8">
            <text:p>524,6<text:s/></text:p>
          </table:table-cell>
          <table:table-cell office:value-type="float" office:value="7.75" table:style-name="ce8">
            <text:p>7,8<text:s/></text:p>
          </table:table-cell>
          <table:table-cell office:value-type="float" office:value="375.32" table:style-name="ce8">
            <text:p>375,3<text:s/></text:p>
          </table:table-cell>
          <table:table-cell office:value-type="float" office:value="5.4889999999999999" table:style-name="ce8">
            <text:p>5,5<text:s/></text:p>
          </table:table-cell>
          <table:table-cell office:value-type="float" office:value="150.63999999999999" table:style-name="ce8">
            <text:p>150,6<text:s/></text:p>
          </table:table-cell>
          <table:table-cell office:value-type="float" office:value="2.282" table:style-name="ce8">
            <text:p>2,3<text:s/></text:p>
          </table:table-cell>
          <table:table-cell office:value-type="float" office:value="30.858000000000001" table:style-name="ce8">
            <text:p>30,9<text:s/></text:p>
          </table:table-cell>
          <table:table-cell office:value-type="float" office:value="34.625" table:style-name="ce8">
            <text:p>34,6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20 bis unter 30 Jahre</text:p>
          </table:table-cell>
          <table:table-cell office:value-type="float" office:value="153.59700000000001" table:style-name="ce8">
            <text:p>153,6<text:s/></text:p>
          </table:table-cell>
          <table:table-cell office:value-type="float" office:value="481.50599999999997" table:style-name="ce8">
            <text:p>481,5<text:s/></text:p>
          </table:table-cell>
          <table:table-cell office:value-type="float" office:value="7.0529999999999999" table:style-name="ce8">
            <text:p>7,1<text:s/></text:p>
          </table:table-cell>
          <table:table-cell office:value-type="float" office:value="331.45800000000003" table:style-name="ce8">
            <text:p>331,5<text:s/></text:p>
          </table:table-cell>
          <table:table-cell office:value-type="float" office:value="4.8" table:style-name="ce8">
            <text:p>4,8<text:s/></text:p>
          </table:table-cell>
          <table:table-cell office:value-type="float" office:value="151.95400000000001" table:style-name="ce8">
            <text:p>152,0<text:s/></text:p>
          </table:table-cell>
          <table:table-cell office:value-type="float" office:value="2.282" table:style-name="ce8">
            <text:p>2,3<text:s/></text:p>
          </table:table-cell>
          <table:table-cell office:value-type="float" office:value="34.206000000000003" table:style-name="ce8">
            <text:p>34,2<text:s/></text:p>
          </table:table-cell>
          <table:table-cell office:value-type="float" office:value="37.137" table:style-name="ce8">
            <text:p>37,1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30 Jahre und länger</text:p>
          </table:table-cell>
          <table:table-cell office:value-type="float" office:value="189.422" table:style-name="ce8">
            <text:p>189,4<text:s/></text:p>
          </table:table-cell>
          <table:table-cell office:value-type="float" office:value="429.279" table:style-name="ce8">
            <text:p>429,3<text:s/></text:p>
          </table:table-cell>
          <table:table-cell office:value-type="float" office:value="5.7510000000000003" table:style-name="ce8">
            <text:p>5,8<text:s/></text:p>
          </table:table-cell>
          <table:table-cell office:value-type="float" office:value="268.7" table:style-name="ce8">
            <text:p>268,7<text:s/></text:p>
          </table:table-cell>
          <table:table-cell office:value-type="float" office:value="3.5710000000000002" table:style-name="ce8">
            <text:p>3,6<text:s/></text:p>
          </table:table-cell>
          <table:table-cell office:value-type="float" office:value="162.16800000000001" table:style-name="ce8">
            <text:p>162,2<text:s/></text:p>
          </table:table-cell>
          <table:table-cell office:value-type="float" office:value="2.202" table:style-name="ce8">
            <text:p>2,2<text:s/></text:p>
          </table:table-cell>
          <table:table-cell office:value-type="float" office:value="40.375" table:style-name="ce8">
            <text:p>40,4<text:s/></text:p>
          </table:table-cell>
          <table:table-cell office:value-type="float" office:value="37.808" table:style-name="ce8">
            <text:p>37,8<text:s/></text:p>
          </table:table-cell>
          <table:table-cell table:number-columns-repeated="16374"/>
        </table:table-row>
        <table:table-row table:style-name="ro6">
          <table:table-cell office:value-type="string" table:style-name="ce6">
            <text:p>Befristung des Mietvertrags</text:p>
          </table:table-cell>
          <table:table-cell table:number-columns-repeated="9" table:style-name="ce1"/>
          <table:table-cell table:number-columns-repeated="16374"/>
        </table:table-row>
        <table:table-row table:style-name="ro4">
          <table:table-cell office:value-type="string" table:style-name="ce4">
            <text:p>befristet</text:p>
          </table:table-cell>
          <table:table-cell office:value-type="float" office:value="401.96699999999998" table:style-name="ce8">
            <text:p>402,0<text:s/></text:p>
          </table:table-cell>
          <table:table-cell office:value-type="float" office:value="739.58500000000004" table:style-name="ce8">
            <text:p>739,6<text:s/></text:p>
          </table:table-cell>
          <table:table-cell office:value-type="float" office:value="11.377000000000001" table:style-name="ce8">
            <text:p>11,4<text:s/></text:p>
          </table:table-cell>
          <table:table-cell office:value-type="float" office:value="590.90700000000004" table:style-name="ce8">
            <text:p>590,9<text:s/></text:p>
          </table:table-cell>
          <table:table-cell office:value-type="float" office:value="9.0370000000000008" table:style-name="ce8">
            <text:p>9,0<text:s/></text:p>
          </table:table-cell>
          <table:table-cell office:value-type="float" office:value="152.48099999999999" table:style-name="ce8">
            <text:p>152,5<text:s/></text:p>
          </table:table-cell>
          <table:table-cell office:value-type="float" office:value="2.399" table:style-name="ce8">
            <text:p>2,4<text:s/></text:p>
          </table:table-cell>
          <table:table-cell office:value-type="float" office:value="22.06" table:style-name="ce8">
            <text:p>22,1<text:s/></text:p>
          </table:table-cell>
          <table:table-cell office:value-type="float" office:value="39.456000000000003" table:style-name="ce8">
            <text:p>39,5<text:s/>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unbefristet</text:p>
          </table:table-cell>
          <table:table-cell office:value-type="float" office:value="1313.454" table:style-name="ce8">
            <text:p>1 313,5<text:s/></text:p>
          </table:table-cell>
          <table:table-cell office:value-type="float" office:value="533.78099999999995" table:style-name="ce8">
            <text:p>533,8<text:s/></text:p>
          </table:table-cell>
          <table:table-cell office:value-type="float" office:value="7.8780000000000001" table:style-name="ce8">
            <text:p>7,9<text:s/></text:p>
          </table:table-cell>
          <table:table-cell office:value-type="float" office:value="384.21100000000001" table:style-name="ce8">
            <text:p>384,2<text:s/></text:p>
          </table:table-cell>
          <table:table-cell office:value-type="float" office:value="5.6360000000000001" table:style-name="ce8">
            <text:p>5,6<text:s/></text:p>
          </table:table-cell>
          <table:table-cell office:value-type="float" office:value="151.43199999999999" table:style-name="ce8">
            <text:p>151,4<text:s/></text:p>
          </table:table-cell>
          <table:table-cell office:value-type="float" office:value="2.2709999999999999" table:style-name="ce8">
            <text:p>2,3<text:s/></text:p>
          </table:table-cell>
          <table:table-cell office:value-type="float" office:value="30.835999999999999" table:style-name="ce8">
            <text:p>30,8<text:s/></text:p>
          </table:table-cell>
          <table:table-cell office:value-type="float" office:value="36.137999999999998" table:style-name="ce8">
            <text:p>36,1<text:s/></text:p>
          </table:table-cell>
          <table:table-cell table:number-columns-repeated="16374"/>
        </table:table-row>
        <table:table-row table:style-name="ro7">
          <table:table-cell office:value-type="string" table:number-columns-spanned="10" table:number-rows-spanned="1" table:style-name="ce14">
            <text:p>Q: STATISTIK AUSTRIA, Mikrozensus Wohnen 2022.<text:s/></text:p>
            <text:p>1) Anzahl der Hauptmietwohnungen mit Nettomiete &gt; 0 Euro. – 2) Ohne Wohnungen mit unbekannter Mietvertragsdauer.</text:p>
          </table:table-cell>
          <table:covered-table-cell table:number-columns-repeated="9"/>
          <table:table-cell table:number-columns-repeated="16374"/>
        </table:table-row>
        <table:table-row table:number-rows-repeated="1048507" table:style-name="ro4">
          <table:table-cell table:number-columns-repeated="16384"/>
        </table:table-row>
      </table:table>
      <table:named-expressions>
        <table:named-expression table:name="Gesetze" table:expression="of:=[.#REF!]" table:base-cell-address="Tab1_1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 number:grouping="true"/>
      <number:text> *</number:text>
    </number:number-style>
    <number:number-style style:name="N38P0">
      <number:text>(</number:text>
      <number:number number:decimal-places="1" number:min-decimal-places="1" number:min-integer-digits="1" number:grouping="true"/>
      <number:text>)</number:text>
    </number:number-style>
    <number:number-style style:name="N38P1">
      <number:text>(-</number:text>
      <number:number number:decimal-places="1" number:min-decimal-places="1" number:min-integer-digits="1" number:grouping="true"/>
      <number:text>)</number:text>
    </number:number-style>
    <number:text-style style:name="N38">
      <number:text-content/>
      <number:text> </number:text>
      <style:map style:condition="value()&gt;=0" style:apply-style-name="N38P0"/>
      <style:map style:condition="value()&lt;0" style:apply-style-name="N38P1"/>
    </number:text-style>
    <number:number-style style:name="N39P0">
      <number:text>(</number:text>
      <number:number number:decimal-places="1" number:min-decimal-places="1" number:min-integer-digits="1" number:grouping="true"/>
      <number:text>) </number:text>
    </number:number-style>
    <number:number-style style:name="N39P1">
      <number:text>(-</number:text>
      <number:number number:decimal-places="1" number:min-decimal-places="1" number:min-integer-digits="1" number:grouping="true"/>
      <number:text>) </number:text>
    </number:number-style>
    <number:text-style style:name="N39">
      <number:text-content/>
      <style:map style:condition="value()&gt;=0" style:apply-style-name="N39P0"/>
      <style:map style:condition="value()&lt;0" style:apply-style-name="N39P1"/>
    </number:text-style>
    <number:number-style style:name="N40P0">
      <number:text>(</number:text>
      <number:number number:decimal-places="1" number:min-decimal-places="1" number:min-integer-digits="1" number:grouping="true"/>
      <number:text>)</number:text>
    </number:number-style>
    <number:number-style style:name="N40P1">
      <number:text>(-</number:text>
      <number:number number:decimal-places="1" number:min-decimal-places="1" number:min-integer-digits="1" number:grouping="true"/>
      <number:text>)</number:text>
    </number:number-style>
    <number:text-style style:name="N40">
      <number:text-content/>
      <style:map style:condition="value()&gt;=0" style:apply-style-name="N40P0"/>
      <style:map style:condition="value()&lt;0" style:apply-style-name="N40P1"/>
    </number:text-style>
    <number:text-style style:name="N41P0">
      <number:text>(x)</number:text>
    </number:text-style>
    <number:text-style style:name="N41">
      <number:text>(x)</number:text>
      <style:map style:condition="value()&gt;=0" style:apply-style-name="N41P0"/>
    </number:text-style>
    <number:number-style style:name="N43P0">
      <number:number number:decimal-places="1" number:min-decimal-places="1" number:min-integer-digits="1" number:grouping="true"/>
      <number:text> </number:text>
    </number:number-style>
    <number:number-style style:name="N43P1">
      <number:text>-</number:text>
      <number:number number:decimal-places="1" number:min-decimal-places="1" number:min-integer-digits="1" number:grouping="true"/>
      <number:text> </number:text>
    </number:number-style>
    <number:text-style style:name="N43">
      <number:text>- </number:text>
      <style:map style:condition="value()&gt;0" style:apply-style-name="N43P0"/>
      <style:map style:condition="value()&lt;0" style:apply-style-name="N43P1"/>
    </number:text-style>
    <number:text-style style:name="N44">
      <number:text>(X)</number:text>
    </number:text-style>
    <number:number-style style:name="N49P0">
      <number:text> </number:text>
      <number:number number:decimal-places="2" number:min-decimal-places="2" number:min-integer-digits="1" number:grouping="true"/>
      <number:text> </number:text>
    </number:number-style>
    <number:number-style style:name="N49P1">
      <number:text> (</number:text>
      <number:number number:decimal-places="2" number:min-decimal-places="2" number:min-integer-digits="1" number:grouping="true"/>
      <number:text>)</number:text>
    </number:number-style>
    <number:number-style style:name="N4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1" number:min-decimal-places="1" number:min-integer-digits="1"/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AZ1_42_" style:display-name="AZ1*" style:family="table-cell" style:data-style-name="N37">
      <style:table-cell-properties style:vertical-align="automatic"/>
      <style:text-properties fo:font-size="7pt" style:font-size-asian="7pt" style:font-size-complex="7pt"/>
    </style:style>
    <style:style style:name="AZ2" style:family="table-cell" style:data-style-name="N38">
      <style:table-cell-properties style:vertical-align="automatic"/>
      <style:text-properties fo:font-size="7pt" style:font-size-asian="7pt" style:font-size-complex="7pt"/>
    </style:style>
    <style:style style:name="AZ2_32_2" style:display-name="AZ2 2" style:family="table-cell" style:data-style-name="N39">
      <style:table-cell-properties style:vertical-align="automatic"/>
      <style:text-properties fo:font-size="7pt" style:font-size-asian="7pt" style:font-size-complex="7pt"/>
    </style:style>
    <style:style style:name="AZ2_32_3" style:display-name="AZ2 3" style:family="table-cell" style:data-style-name="N40">
      <style:table-cell-properties style:vertical-align="automatic"/>
      <style:text-properties fo:font-size="7pt" style:font-size-asian="7pt" style:font-size-complex="7pt"/>
    </style:style>
    <style:style style:name="AZ3" style:family="table-cell" style:data-style-name="N41">
      <style:table-cell-properties style:vertical-align="automatic"/>
      <style:text-properties fo:font-size="7pt" style:font-size-asian="7pt" style:font-size-complex="7pt"/>
    </style:style>
    <style:style style:name="Komma_32_2" style:display-name="Komma 2" style:family="table-cell" style:data-style-name="N49"/>
    <style:style style:name="Komma_32_3" style:display-name="Komma 3" style:family="table-cell" style:data-style-name="N49"/>
    <style:style style:name="Link" style:family="table-cell" style:data-style-name="N0">
      <style:text-properties fo:color="#0000FF" style:text-underline-style="solid" style:text-underline-type="single"/>
    </style:style>
    <style:style style:name="Prozent_32_2" style:display-name="Prozent 2" style:family="table-cell" style:data-style-name="N13"/>
    <style:style style:name="PZ1" style:family="table-cell" style:data-style-name="N50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PZ2" style:family="table-cell" style:data-style-name="N40">
      <style:table-cell-properties style:vertical-align="automatic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PZ3" style:family="table-cell" style:data-style-name="N41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PZ3_32_2" style:display-name="PZ3 2" style:family="table-cell" style:data-style-name="N41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10" style:display-name="Standard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ndard_32_2_32_2_32_2" style:display-name="Standard 2 2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Standard_32_2_32_3" style:display-name="Standard 2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_32_2_32_4" style:display-name="Standard 2 4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3_32_2" style:display-name="Standard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4" style:display-name="Standard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AUER Barbara</meta:initial-creator>
    <dc:creator>Robert Murhamer</dc:creator>
    <meta:creation-date>2014-07-09T13:03:34Z</meta:creation-date>
    <dc:date>2024-06-03T13:45:22Z</dc:date>
    <meta:print-date>2022-09-19T07:52:37Z</meta:print-date>
    <meta:editing-duration>PT0S</meta:editing-duration>
  </office:meta>
</office:document-meta>
</file>